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0.238cm" fo:break-before="auto" style:use-optimal-row-height="fals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4.71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2.805cm" fo:break-before="auto" style:use-optimal-row-height="false"/>
    </style:style>
    <style:style style:name="ro7" style:family="table-row">
      <style:table-row-properties style:row-height="1.90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2.223cm" fo:break-before="auto" style:use-optimal-row-height="fals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784cm" fo:break-before="auto" style:use-optimal-row-height="false"/>
    </style:style>
    <style:style style:name="ro12" style:family="table-row">
      <style:table-row-properties style:row-height="1.984cm" fo:break-before="auto" style:use-optimal-row-height="false"/>
    </style:style>
    <style:style style:name="ta1" style:family="table" style:master-page-name="PageStyle_5f_Solicitação_20_GSP_20_-_20_Retrato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diagonal-bl-tr="none" style:diagonal-tl-br="none" fo:border="non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style:protect="position siz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01cm" fo:padding-bottom="0.101cm" fo:padding-left="0.127cm" fo:padding-right="0.127cm" fo:wrap-option="wrap" style:protect="position siz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min-height="0.524cm" fo:min-width="3.876cm" fo:padding-top="0.063cm" fo:padding-bottom="0cm" fo:padding-left="0.076cm" fo:padding-right="0cm" fo:wrap-option="no-wrap" style:protect="position size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gr6" style:family="graphic">
      <style:graphic-properties draw:stroke="none" draw:fill="solid" draw:fill-color="#7f7f7f" draw:opacity="50%" draw:textarea-horizontal-align="justify" draw:textarea-vertical-align="middle" draw:auto-grow-height="false" fo:padding-top="0.063cm" fo:padding-bottom="0.063cm" fo:padding-left="0.076cm" fo:padding-right="0cm" fo:wrap-option="wrap" style:protect="position size"/>
    </style:style>
    <style:style style:name="gr7" style:family="graphic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padding-top="0.063cm" fo:padding-bottom="0cm" fo:padding-left="0.076cm" fo:padding-right="0cm" fo:wrap-option="wrap" style:protect="position siz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text-outline="false" style:text-line-through-styl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fo:font-family="'Times New Roman'" fo:font-size="20pt" fo:font-style="normal" fo:text-shadow="none" style:text-underline-style="none" fo:font-weight="bold" style:font-size-asian="20pt" style:font-style-asian="normal" style:font-weight-asian="bold" style:font-family-complex="'Times New Roman'" style:font-size-complex="20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8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color="#80808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11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2" style:family="text">
      <style:text-properties fo:color="#333333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4" style:family="text">
      <style:text-properties fo:color="#80808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fo:font-family="Calibri" fo:font-size="10pt" fo:font-style="normal" fo:text-shadow="none" style:text-underline-style="none" fo:font-weight="bold" style:font-size-asian="10pt" style:font-style-asian="normal" style:font-weight-asian="bold" style:font-family-complex="Calibri" style:font-size-complex="10pt" style:font-style-complex="normal" style:font-weight-complex="bold"/>
    </style:style>
    <style:style style:name="T16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family-complex="Calibri" style:font-size-complex="10pt" style:font-style-complex="normal" style:font-weight-complex="normal"/>
    </style:style>
    <style:style style:name="T19" style:family="text">
      <style:text-properties fo:color="#000000" style:text-outline="false" style:text-line-through-style="none" style:text-position="0% 100%" fo:font-style="normal" fo:text-shadow="none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olicitação Prorrogação Internação" table:style-name="ta1" table:print-ranges="'Solicitação Prorrogação Internação'.A1:'Solicitação Prorrogação Internação'.P50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39" table:default-cell-style-name="ce1"/>
        <table:table-column table:style-name="co2" table:number-columns-repeated="769" table:default-cell-style-name="Default"/>
        <table:table-row table:style-name="ro1">
          <table:table-cell table:number-columns-repeated="1024"/>
        </table:table-row>
        <table:table-row table:style-name="ro2">
          <table:table-cell>
            <draw:custom-shape table:end-cell-address="'Solicitação Prorrogação Internação'.P49" table:end-x="1.935cm" table:end-y="1.908cm" draw:z-index="0" draw:name="Rectangle 1" draw:style-name="gr1" draw:text-style-name="P1" svg:width="32.189cm" svg:height="44.649cm" svg:x="0.05cm" svg:y="0.08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Solicitação Prorrogação Internação'.M3" table:end-x="0.608cm" table:end-y="1.986cm" draw:z-index="2" draw:name="Rectangle 4" draw:style-name="gr2" draw:text-style-name="P3" svg:width="15.459cm" svg:height="2.243cm" svg:x="1.202cm" svg:y="0.033cm">
              <text:p text:style-name="P2"><text:span text:style-name="T1">GUIA <text:s/>DE SOLICITAÇÃO </text:span></text:p>
              <text:p text:style-name="P2"><text:span text:style-name="T1">DE PRORROGAÇÃO DE INTERNAÇÃO</text:span></text:p>
              <text:p text:style-name="P2"><text:span text:style-name="T1">OU COMPLEMENTAÇÃO DO TRATAMENTO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Solicitação Prorrogação Internação'.P3" table:end-x="1.955cm" table:end-y="1.092cm" draw:z-index="30" draw:name="Rectangle 4" draw:style-name="gr3" draw:text-style-name="P5" svg:width="11.314cm" svg:height="1.162cm" svg:x="1.381cm" svg:y="0.22cm">
              <text:p text:style-name="P4"><text:span text:style-name="T2">2- Nº</text:span><text:span text:style-name="T3"> </text:span><text:span text:style-name="T2">Guia no Prestador</text:span><text:span text:style-name="T4"> </text:span><text:span text:style-name="T5">12345678901234567890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3">
          <table:table-cell>
            <draw:custom-shape table:end-cell-address="'Solicitação Prorrogação Internação'.C3" table:end-x="1.186cm" table:end-y="0.934cm" draw:z-index="17" draw:name="Text Box 62" draw:style-name="gr4" draw:text-style-name="P5" svg:width="3.952cm" svg:height="0.587cm" svg:x="0.745cm" svg:y="0.347cm">
              <text:p text:style-name="P4"><text:span text:style-name="T6">Logo da Operadora</text:span></text:p>
              <draw:enhanced-geometry svg:viewBox="0 0 21600 21600" draw:type="mso-spt202" draw:enhanced-path="M 0 0 L 21600 0 21600 21600 0 21600 0 0 Z N"/>
            </draw:custom-shape>
            <draw:custom-shape table:end-cell-address="'Solicitação Prorrogação Internação'.C5" table:end-x="1.116cm" table:end-y="0.397cm" draw:z-index="20" draw:name="Text Box 67" draw:style-name="gr5" draw:text-style-name="P6" svg:width="4.427cm" svg:height="1.438cm" svg:x="0.2cm" svg:y="4.201cm">
              <text:p text:style-name="P4"><text:span text:style-name="T2">1 - Registro ANS</text:span></text:p>
              <text:p text:style-name="P4"><text:span text:style-name="T2"/></text:p>
              <text:p text:style-name="P4"><text:span text:style-name="T3">|___|___|___|___|___|___|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'Solicitação Prorrogação Internação'.K5" table:end-x="1.302cm" table:end-y="0.399cm" draw:z-index="19" draw:name="Rectangle 66" draw:style-name="gr5" draw:text-style-name="P5" svg:width="14.02cm" svg:height="1.44cm" svg:x="1.551cm" svg:y="4.201cm">
              <text:p text:style-name="P4"><text:span text:style-name="T2">3 – Número da Guia de Solicitação de Internação</text:span></text:p>
              <text:p text:style-name="P4"><text:span text:style-name="T2"/></text:p>
              <text:p text:style-name="P4"><text:span text:style-name="T3">|___|___|___|___|___|___|___|___|___|___|___|___|___|___|___|___|___|___|___|___|</text:span><text:span text:style-name="T2">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Solicitação Prorrogação Internação'.O5" table:end-x="1.246cm" table:end-y="0.399cm" draw:z-index="24" draw:name="Rectangle 78" draw:style-name="gr5" draw:text-style-name="P5" svg:width="6.53cm" svg:height="1.44cm" svg:x="1.85cm" svg:y="4.201cm">
              <text:p text:style-name="P4"><text:span text:style-name="T2">4 - Data da Autorização</text:span></text:p>
              <text:p text:style-name="P4"><text:span text:style-name="T7"/></text:p>
              <text:p text:style-name="P4"><text:span text:style-name="T8">|___|___| / |___|___| / |___|___|___|___|</text:span></text:p>
              <text:p text:style-name="P4"><text:span text:style-name="T7"/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"/>
          <table:table-cell table:number-columns-repeated="1011"/>
        </table:table-row>
        <table:table-row table:style-name="ro4" table:number-rows-repeated="2">
          <table:table-cell table:number-columns-repeated="12"/>
          <table:table-cell table:style-name="ce2"/>
          <table:table-cell table:number-columns-repeated="1011"/>
        </table:table-row>
        <table:table-row table:style-name="ro4">
          <table:table-cell>
            <draw:custom-shape table:end-cell-address="'Solicitação Prorrogação Internação'.I8" table:end-x="1.606cm" table:end-y="0.646cm" draw:z-index="31" draw:name="Rectangle 5" draw:style-name="gr5" draw:text-style-name="P5" svg:width="15.619cm" svg:height="1.435cm" svg:x="0.2cm" svg:y="0.237cm">
              <text:p text:style-name="P4"><text:span text:style-name="T2">5-Senha </text:span></text:p>
              <text:p text:style-name="P4"><text:span text:style-name="T7"/></text:p>
              <text:p text:style-name="P4"><text:span text:style-name="T8"><text:s text:c="9"/></text:span><text:span text:style-name="T8">|___|___|___|___|___|___|___|___|___|___|___|___|___|___|___|___|___|___|___|___| 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  <table:table-cell>
            <draw:custom-shape table:end-cell-address="'Solicitação Prorrogação Internação'.P8" table:end-x="1.86cm" table:end-y="0.648cm" draw:z-index="32" draw:name="Rectangle 7" draw:style-name="gr5" draw:text-style-name="P5" svg:width="15.87cm" svg:height="1.437cm" svg:x="0.298cm" svg:y="0.237cm">
              <text:p text:style-name="P4"><text:span text:style-name="T2">6 - Número da Guia Atribuído pela Operadora</text:span></text:p>
              <text:p text:style-name="P4"><text:span text:style-name="T9"><text:s/></text:span></text:p>
              <text:p text:style-name="P4"><text:span text:style-name="T3"><text:s text:c="6"/></text:span><text:span text:style-name="T3">|___|___|___|___|___|___|___|___|___|___|___|___|___|___|___|___|___|___|___|___|</text:span></text:p>
              <text:p text:style-name="P4"><text:span text:style-name="T9"/></text:p>
              <text:p text:style-name="P4"><text:span text:style-name="T9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6">
          <table:table-cell>
            <draw:custom-shape table:end-cell-address="'Solicitação Prorrogação Internação'.P8" table:end-x="1.823cm" table:end-y="1.267cm" draw:z-index="1" draw:name="Rectangle 3" draw:style-name="gr6" draw:text-style-name="P7" svg:width="31.927cm" svg:height="0.5cm" svg:x="0.2cm" svg:y="0.767cm">
              <text:p text:style-name="P4"><text:span text:style-name="T2">Dados do Beneficiário</text:span></text:p>
              <draw:enhanced-geometry svg:viewBox="0 0 21600 21600" draw:type="rectangle" draw:enhanced-path="M 0 0 L 21600 0 21600 21600 0 21600 0 0 Z N"/>
            </draw:custom-shape>
            <draw:custom-shape table:end-cell-address="'Solicitação Prorrogação Internação'.I9" table:end-x="0.087cm" table:end-y="0.043cm" draw:z-index="16" draw:name="Rectangle 59" draw:style-name="gr5" draw:text-style-name="P5" svg:width="14.1cm" svg:height="1.44cm" svg:x="0.2cm" svg:y="1.397cm">
              <text:p text:style-name="P4"><text:span text:style-name="T2">7 - Número da Carteira</text:span></text:p>
              <text:p text:style-name="P4"><text:span text:style-name="T9"><text:s/></text:span></text:p>
              <text:p text:style-name="P4"><text:span text:style-name="T3">|___|___|___|___|___|___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Solicitação Prorrogação Internação'.P9" table:end-x="1.828cm" table:end-y="0.043cm" draw:z-index="7" draw:name="Rectangle 26" draw:style-name="gr5" draw:text-style-name="P5" svg:width="17.4cm" svg:height="1.44cm" svg:x="0.519cm" svg:y="1.397cm">
              <text:p text:style-name="P4"><text:span text:style-name="T2">8 - Nome</text:span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5">
          <table:table-cell>
            <draw:custom-shape table:end-cell-address="'Solicitação Prorrogação Internação'.P10" table:end-x="1.826cm" table:end-y="0.241cm" draw:z-index="8" draw:name="Rectangle 30" draw:style-name="gr6" draw:text-style-name="P7" svg:width="31.93cm" svg:height="0.5cm" svg:x="0.2cm" svg:y="0.217cm">
              <text:p text:style-name="P4"><text:span text:style-name="T2">Dados do Contratado Solicitante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5">
          <table:table-cell>
            <draw:custom-shape table:end-cell-address="'Solicitação Prorrogação Internação'.F13" table:end-x="1.298cm" table:end-y="0.42cm" draw:z-index="9" draw:name="Rectangle 31" draw:style-name="gr5" draw:text-style-name="P5" svg:width="9.96cm" svg:height="1.44cm" svg:x="0.2cm" svg:y="0.409cm">
              <text:p text:style-name="P4"><text:span text:style-name="T2">9 - Código na Operadora</text:span></text:p>
              <text:p text:style-name="P4"><text:span text:style-name="T8"><text:s text:c="2"/></text:span></text:p>
              <text:p text:style-name="P4"><text:span text:style-name="T8">|___|___|___|___|___|___|___|___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Solicitação Prorrogação Internação'.P13" table:end-x="1.788cm" table:end-y="0.42cm" draw:z-index="10" draw:name="Rectangle 37" draw:style-name="gr5" draw:text-style-name="P5" svg:width="21.6cm" svg:height="1.44cm" svg:x="1.63cm" svg:y="0.409cm">
              <text:p text:style-name="P4"><text:span text:style-name="T2">10 - Nome do Contratado</text:span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>
            <draw:custom-shape table:end-cell-address="'Solicitação Prorrogação Internação'.H17" table:end-x="1.416cm" table:end-y="0.057cm" draw:z-index="11" draw:name="Rectangle 38" draw:style-name="gr5" draw:text-style-name="P5" svg:width="13.645cm" svg:height="1.44cm" svg:x="0.2cm" svg:y="0.522cm">
              <text:p text:style-name="P4"><text:span text:style-name="T2">11 - Nome do Profissional Solicitante </text:span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5">
          <table:table-cell table:number-columns-repeated="7"/>
          <table:table-cell>
            <draw:custom-shape table:end-cell-address="'Solicitação Prorrogação Internação'.J17" table:end-x="0.472cm" table:end-y="0.105cm" draw:z-index="26" draw:name="Rectangle 129" draw:style-name="gr5" draw:text-style-name="P5" svg:width="2.46cm" svg:height="1.44cm" svg:x="1.579cm" svg:y="0.094cm">
              <text:p text:style-name="P4"><text:span text:style-name="T2">12 - Conselho Profissional </text:span></text:p>
              <text:p text:style-name="P4"><text:span text:style-name="T8"><text:s text:c="4"/></text:span><text:span text:style-name="T8">|___|___|</text:span></text:p>
              <text:p text:style-name="P4"><text:span text:style-name="T9"/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'Solicitação Prorrogação Internação'.O17" table:end-x="1.26cm" table:end-y="0.105cm" draw:z-index="27" draw:name="Rectangle 130" draw:style-name="gr5" draw:text-style-name="P5" svg:width="9.56cm" svg:height="1.44cm" svg:x="0.618cm" svg:y="0.094cm">
              <text:p text:style-name="P4"><text:span text:style-name="T10">13 - Número no Conselho</text:span></text:p>
              <text:p text:style-name="P4"><text:span text:style-name="T10"/></text:p>
              <text:p text:style-name="P4"><text:span text:style-name="T11">|___|___|___|___|___|___|___|___|___|___|___|___|___|___|___|</text:span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Solicitação Prorrogação Internação'.O17" table:end-x="3.122cm" table:end-y="0.105cm" draw:z-index="28" draw:name="Rectangle 131" draw:style-name="gr5" draw:text-style-name="P5" svg:width="1.68cm" svg:height="1.44cm" svg:x="1.442cm" svg:y="0.094cm">
              <text:p text:style-name="P4"><text:span text:style-name="T10">14 – UF</text:span></text:p>
              <text:p text:style-name="P4"><text:span text:style-name="T10"/></text:p>
              <text:p text:style-name="P4"><text:span text:style-name="T11">|___|___|</text:span></text:p>
              <text:p text:style-name="P4"><text:span text:style-name="T3"/></text:p>
              <text:p text:style-name="P4"><text:span text:style-name="T3"><text:s text:c="2"/></text:span></text:p>
              <draw:enhanced-geometry svg:viewBox="0 0 21600 21600" draw:type="rectangle" draw:enhanced-path="M 0 0 L 21600 0 21600 21600 0 21600 0 0 Z N"/>
            </draw:custom-shape>
            <draw:custom-shape table:end-cell-address="'Solicitação Prorrogação Internação'.P17" table:end-x="1.8cm" table:end-y="0.103cm" draw:z-index="33" draw:name="Rectangle 36" draw:style-name="gr5" draw:text-style-name="P5" svg:width="3.938cm" svg:height="1.438cm" svg:x="3.252cm" svg:y="0.094cm">
              <text:p text:style-name="P4"><text:span text:style-name="T2">15 - Código CBO</text:span></text:p>
              <text:p text:style-name="P4"><text:span text:style-name="T3"/></text:p>
              <text:p text:style-name="P4"><text:span text:style-name="T12">|___|___|___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>
            <draw:custom-shape table:end-cell-address="'Solicitação Prorrogação Internação'.P17" table:end-x="1.826cm" table:end-y="0.753cm" draw:z-index="12" draw:name="Rectangle 40" draw:style-name="gr6" draw:text-style-name="P7" svg:width="31.93cm" svg:height="0.5cm" svg:x="0.2cm" svg:y="0.253cm">
              <text:p text:style-name="P4"><text:span text:style-name="T2">Dados da Internação</text:span></text:p>
              <draw:enhanced-geometry svg:viewBox="0 0 21600 21600" draw:type="rectangle" draw:enhanced-path="M 0 0 L 21600 0 21600 21600 0 21600 0 0 Z N"/>
            </draw:custom-shape>
            <draw:custom-shape table:end-cell-address="'Solicitação Prorrogação Internação'.E18" table:end-x="1.402cm" table:end-y="0.425cm" draw:z-index="13" draw:name="Rectangle 43" draw:style-name="gr5" draw:text-style-name="P5" svg:width="8.28cm" svg:height="1.44cm" svg:x="0.2cm" svg:y="0.883cm">
              <text:p text:style-name="P4"><text:span text:style-name="T2">16 - Qtde. Diárias Adicionais Solicitadas</text:span></text:p>
              <text:p text:style-name="P4"><text:span text:style-name="T3"/></text:p>
              <text:p text:style-name="P4"><text:span text:style-name="T3"><text:s text:c="7"/></text:span><text:span text:style-name="T3">|___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table:end-cell-address="'Solicitação Prorrogação Internação'.J18" table:end-x="0.143cm" table:end-y="0.371cm" draw:z-index="21" draw:name="Rectangle 68" draw:style-name="gr5" draw:text-style-name="P5" svg:width="6.93cm" svg:height="1.44cm" svg:x="0.347cm" svg:y="0.829cm">
              <text:p text:style-name="P4"><text:span text:style-name="T2">17 – Tipo da <text:s/>Acomodação Solicitada</text:span></text:p>
              <text:p text:style-name="P4"><text:span text:style-name="T13"/></text:p>
              <text:p text:style-name="P4"><text:span text:style-name="T3"><text:s text:c="8"/></text:span><text:span text:style-name="T3">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8"/>
        </table:table-row>
        <table:table-row table:style-name="ro5">
          <table:table-cell>
            <draw:custom-shape table:end-cell-address="'Solicitação Prorrogação Internação'.P33" table:end-x="1.686cm" table:end-y="0.44cm" draw:z-index="3" draw:name="Rectangle 6" draw:style-name="gr5" draw:text-style-name="P5" svg:width="31.79cm" svg:height="8.81cm" svg:x="0.2cm" svg:y="0.536cm">
              <text:p text:style-name="P4"><text:span text:style-name="T2">18 - Indicação Clínica</text:span></text:p>
              <text:p text:style-name="P4"><text:span text:style-name="T13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3">____________________________________________________________________________________________________________________________________________________________________________________________________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>
            <draw:custom-shape table:end-cell-address="'Solicitação Prorrogação Internação'.P35" table:end-x="1.686cm" table:end-y="0.323cm" draw:z-index="4" draw:name="Rectangle 16" draw:style-name="gr6" draw:text-style-name="P7" svg:width="31.79cm" svg:height="0.5cm" svg:x="0.2cm" svg:y="0.299cm">
              <text:p text:style-name="P5"><text:span text:style-name="T2">Procedimentos ou Itens Assistenciais Adicionais Solicitado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0">
          <table:table-cell>
            <draw:custom-shape table:end-cell-address="'Solicitação Prorrogação Internação'.P44" table:end-x="1.686cm" table:end-y="0.218cm" draw:z-index="18" draw:name="Rectangle 7" draw:style-name="gr5" draw:text-style-name="P5" svg:width="31.79cm" svg:height="8.72cm" svg:x="0.2cm" svg:y="0.473cm">
              <text:p text:style-name="P4"><text:span text:style-name="T2">19-Tabela <text:s text:c="3"/>20 - Código do Procedimento <text:s text:c="23"/>21 - Descrição <text:s text:c="138"/>22 - Qtde Solic <text:s text:c="3"/>23 – Qtde <text:s/>Aut <text:s text:c="3"/></text:span></text:p>
              <text:p text:style-name="P4"><text:span text:style-name="T2"><text:s text:c="28"/></text:span><text:span text:style-name="T2">ou Item Assistencial</text:span></text:p>
              <text:p text:style-name="P4"><text:span text:style-name="T7"/></text:p>
              <text:p text:style-name="P4"><text:span text:style-name="T2">1-|___|___| <text:s/>|___|___|___|___|___|___|___|___|___|___| <text:s/>__________________________________________________________________________________ <text:s/>|___|___|___| <text:s text:c="5"/>|___|___|___|</text:span><text:span text:style-name="T15"> </text:span></text:p>
              <text:p text:style-name="P4"><text:span text:style-name="T2"/></text:p>
              <text:p text:style-name="P4"><text:span text:style-name="T2">2-|___|___| <text:s/>|___|___|___|___|___|___|___|___|___|___| <text:s/>__________________________________________________________________________________ <text:s/>|___|___|___| <text:s text:c="5"/>|___|___|___|</text:span><text:span text:style-name="T15"> </text:span></text:p>
              <text:p text:style-name="P4"><text:span text:style-name="T2"/></text:p>
              <text:p text:style-name="P4"><text:span text:style-name="T2">3-|___|___| <text:s/>|___|___|___|___|___|___|___|___|___|___| <text:s/>__________________________________________________________________________________ <text:s/>|___|___|___| <text:s text:c="5"/>|___|___|___|</text:span><text:span text:style-name="T15"> </text:span></text:p>
              <text:p text:style-name="P4"><text:span text:style-name="T2"/></text:p>
              <text:p text:style-name="P4"><text:span text:style-name="T2">4-|___|___| <text:s/>|___|___|___|___|___|___|___|___|___|___| <text:s/>__________________________________________________________________________________ <text:s/>|___|___|___| <text:s text:c="5"/>|___|___|___|</text:span><text:span text:style-name="T15"> </text:span></text:p>
              <text:p text:style-name="P4"><text:span text:style-name="T2"/></text:p>
              <text:p text:style-name="P4"><text:span text:style-name="T2">5-|___|___| <text:s/>|___|___|___|___|___|___|___|___|___|___| <text:s/>__________________________________________________________________________________ <text:s/>|___|___|___| <text:s text:c="5"/>|___|___|___|</text:span><text:span text:style-name="T15"> </text:span></text:p>
              <text:p text:style-name="P4"><text:span text:style-name="T2"/></text:p>
              <text:p text:style-name="P4"><text:span text:style-name="T2">6-|___|___| <text:s/>|___|___|___|___|___|___|___|___|___|___| <text:s/>__________________________________________________________________________________ <text:s/>|___|___|___| <text:s text:c="5"/>|___|___|___|</text:span><text:span text:style-name="T15"> </text:span></text:p>
              <text:p text:style-name="P4"><text:span text:style-name="T2"/></text:p>
              <text:p text:style-name="P4"><text:span text:style-name="T2">7-|___|___| <text:s/>|___|___|___|___|___|___|___|___|___|___| <text:s/>__________________________________________________________________________________ <text:s/>|___|___|___| <text:s text:c="5"/>|___|___|___|</text:span><text:span text:style-name="T15"> </text:span></text:p>
              <text:p text:style-name="P4"><text:span text:style-name="T2"/></text:p>
              <text:p text:style-name="P4"><text:span text:style-name="T2">8-|___|___| <text:s/>|___|___|___|___|___|___|___|___|___|___| <text:s/>__________________________________________________________________________________ <text:s/>|___|___|___| <text:s text:c="5"/>|___|___|___|</text:span><text:span text:style-name="T15"> </text:span></text:p>
              <text:p text:style-name="P4"><text:span text:style-name="T2"/></text:p>
              <text:p text:style-name="P4"><text:span text:style-name="T2">9-|___|___| <text:s/>|___|___|___|___|___|___|___|___|___|___| <text:s/>__________________________________________________________________________________ <text:s/>|___|___|___| <text:s text:c="5"/>|___|___|___|</text:span><text:span text:style-name="T15"> </text:span></text:p>
              <text:p text:style-name="P4"><text:span text:style-name="T2"/></text:p>
              <text:p text:style-name="P4"><text:span text:style-name="T16"/></text:p>
              <text:p text:style-name="P4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>
            <draw:custom-shape table:end-cell-address="'Solicitação Prorrogação Internação'.P45" table:end-x="1.686cm" table:end-y="0.374cm" draw:z-index="14" draw:name="Rectangle 45" draw:style-name="gr6" draw:text-style-name="P7" svg:width="31.79cm" svg:height="0.5cm" svg:x="0.2cm" svg:y="0.35cm">
              <text:p text:style-name="P4"><text:span text:style-name="T2">Dados da Autorização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2">
          <table:table-cell>
            <draw:custom-shape table:end-cell-address="'Solicitação Prorrogação Internação'.E45" table:end-x="0.452cm" table:end-y="1.902cm" draw:z-index="15" draw:name="Rectangle 49" draw:style-name="gr5" draw:text-style-name="P5" svg:width="7.33cm" svg:height="1.44cm" svg:x="0.2cm" svg:y="0.462cm">
              <text:p text:style-name="P4"><text:span text:style-name="T2">24 - Qtde. Diárias <text:s/>Adicionais Autorizadas</text:span></text:p>
              <text:p text:style-name="P4"><text:span text:style-name="T3"/></text:p>
              <text:p text:style-name="P4"><text:span text:style-name="T3"><text:s text:c="8"/></text:span><text:span text:style-name="T3">|___|___|___|</text:span></text:p>
              <draw:enhanced-geometry svg:viewBox="0 0 21600 21600" draw:type="rectangle" draw:enhanced-path="M 0 0 L 21600 0 21600 21600 0 21600 0 0 Z N"/>
            </draw:custom-shape>
            <draw:custom-shape table:end-cell-address="'Solicitação Prorrogação Internação'.P47" table:end-x="1.686cm" table:end-y="1.036cm" draw:z-index="22" draw:name="Rectangle 74" draw:style-name="gr5" draw:text-style-name="P5" svg:width="31.79cm" svg:height="2.95cm" svg:x="0.2cm" svg:y="2.04cm">
              <text:p text:style-name="P4"><text:span text:style-name="T2">26 - Justificativa da operadora</text:span></text:p>
              <text:p text:style-name="P4"><text:span text:style-name="T13"/></text:p>
              <text:p text:style-name="P4"><text:span text:style-name="T13"><text:s text:c="4"/></text:span><text:span text:style-name="T14">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4"><text:s text:c="4"/></text:span><text:span text:style-name="T14">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4"><text:s text:c="4"/></text:span><text:span text:style-name="T14">______________________________________________________________________________________________________________________________________________________________________________________</text:span></text:p>
              <text:p text:style-name="P4"><text:span text:style-name="T9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Solicitação Prorrogação Internação'.I45" table:end-x="1.264cm" table:end-y="1.906cm" draw:z-index="5" draw:name="Rectangle 17" draw:style-name="gr5" draw:text-style-name="P5" svg:width="7.32cm" svg:height="1.44cm" svg:x="1.079cm" svg:y="0.466cm">
              <text:p text:style-name="P4"><text:span text:style-name="T2">25 - Tipo da Acomodação Autorizada</text:span></text:p>
              <text:p text:style-name="P4"><text:span text:style-name="T13"/></text:p>
              <text:p text:style-name="P4"><text:span text:style-name="T3"><text:s text:c="8"/></text:span><text:span text:style-name="T3">|___|___|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>
            <draw:custom-shape table:end-cell-address="'Solicitação Prorrogação Internação'.P49" table:end-x="1.686cm" table:end-y="0.194cm" draw:z-index="6" draw:name="Rectangle 21" draw:style-name="gr7" draw:text-style-name="P5" svg:width="31.79cm" svg:height="2.98cm" svg:x="0.2cm" svg:y="1.168cm">
              <text:p text:style-name="P4"><text:span text:style-name="T2"><text:s/></text:span><text:span text:style-name="T2">27- Observação / Justificativa</text:span></text:p>
              <text:p text:style-name="P4"><text:span text:style-name="T13"/></text:p>
              <text:p text:style-name="P4"><text:span text:style-name="T13"><text:s text:c="4"/></text:span><text:span text:style-name="T14">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4"><text:s text:c="4"/></text:span><text:span text:style-name="T14">______________________________________________________________________________________________________________________________________________________________________________________</text:span></text:p>
              <text:p text:style-name="P4"><text:span text:style-name="T14"/></text:p>
              <text:p text:style-name="P4"><text:span text:style-name="T14"><text:s text:c="4"/></text:span><text:span text:style-name="T14">______________________________________________________________________________________________________________________________________________________________________________________</text:span></text:p>
              <text:p text:style-name="P4"><text:span text:style-name="T9"><text:s/>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>
            <draw:custom-shape table:end-cell-address="'Solicitação Prorrogação Internação'.D49" table:end-x="1.536cm" table:end-y="1.724cm" draw:z-index="25" draw:name="Rectangle 71" draw:style-name="gr5" draw:text-style-name="P5" svg:width="6.63cm" svg:height="1.44cm" svg:x="0.2cm" svg:y="0.284cm">
              <text:p text:style-name="P4"><text:span text:style-name="T2">28 - Data da Solicitação</text:span></text:p>
              <text:p text:style-name="P4"><text:span text:style-name="T17"/></text:p>
              <text:p text:style-name="P4"><text:span text:style-name="T17"><text:s/></text:span><text:span text:style-name="T18">|___|___| / |___|___| / |___|___|___|___|</text:span><text:span text:style-name="T17"> </text:span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table:end-cell-address="'Solicitação Prorrogação Internação'.K49" table:end-x="1.661cm" table:end-y="1.728cm" draw:z-index="29" draw:name="Rectangle 71" draw:style-name="gr5" draw:text-style-name="P5" svg:width="12.39cm" svg:height="1.44cm" svg:x="1.757cm" svg:y="0.288cm">
              <text:p text:style-name="P4"><text:span text:style-name="T2">29 - Assinatura do Profissional Solicitante</text:span></text:p>
              <text:p text:style-name="P4"><text:span text:style-name="T13"/></text:p>
              <text:p text:style-name="P4"><text:span text:style-name="T19"/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table:end-cell-address="'Solicitação Prorrogação Internação'.P49" table:end-x="1.738cm" table:end-y="1.728cm" draw:z-index="23" draw:name="Rectangle 76" draw:style-name="gr5" draw:text-style-name="P5" svg:width="12.369cm" svg:height="1.44cm" svg:x="0.109cm" svg:y="0.288cm">
              <text:p text:style-name="P4"><text:span text:style-name="T2">30 - Assinatura do Responsável pela Autorização</text:span></text:p>
              <text:p text:style-name="P4"><text:span text:style-name="T13"/></text:p>
              <text:p text:style-name="P4"><text:span text:style-name="T3"><text:s text:c="3"/></text:span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2"/>
        </table:table-row>
        <table:table-row table:style-name="ro12" table:number-rows-repeated="65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xcel_BuiltIn_Print_Area_1" table:base-cell-address="$'Solicitação Prorrogação Internação'.$A$1" table:cell-range-address="$'Solicitação Prorrogação Internação'.$A$1:.$P$6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</number:text>
      <number:number number:decimal-places="0" number:min-integer-digits="1" number:grouping="true"/>
      <number:text> </number:text>
    </number:number-style>
    <number:number-style style:name="N140">
      <number:text>(R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</number:text>
      <number:number number:decimal-places="2" number:min-integer-digits="1" number:grouping="true"/>
      <number:text> </number:text>
    </number:number-style>
    <number:number-style style:name="N143">
      <number:text>(R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R$</number:text>
      <number:number number:decimal-places="0" number:min-integer-digits="1" number:grouping="true"/>
      <number:text> </number:text>
    </number:number-style>
    <number:number-style style:name="N148P1" style:volatile="true">
      <number:text> R$(</number:text>
      <number:number number:decimal-places="0" number:min-integer-digits="1" number:grouping="true"/>
      <number:text>)</number:text>
    </number:number-style>
    <number:number-style style:name="N148P2" style:volatile="true">
      <number:text> R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R$</number:text>
      <number:number number:decimal-places="2" number:min-integer-digits="1" number:grouping="true"/>
      <number:text> </number:text>
    </number:number-style>
    <number:number-style style:name="N152P1" style:volatile="true">
      <number:text> R$(</number:text>
      <number:number number:decimal-places="2" number:min-integer-digits="1" number:grouping="true"/>
      <number:text>)</number:text>
    </number:number-style>
    <number:number-style style:name="N152P2" style:volatile="true">
      <number:text> R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0.99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99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99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5" style:display-name="Título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7cm" fo:margin-bottom="0.649cm" fo:margin-left="0.504cm" fo:margin-right="0.104cm" style:first-page-number="continue" style:scale-to="60%" style:writing-mode="lr-tb"/>
      <style:header-style>
        <style:header-footer-properties fo:min-height="0.751cm" fo:margin-left="1.214cm" fo:margin-right="1.265cm" fo:margin-bottom="0cm"/>
      </style:header-style>
      <style:footer-style>
        <style:header-footer-properties svg:height="-0.129cm" fo:margin-left="1.21cm" fo:margin-right="1.27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21/10/2013</text:date>, <text:time>17:46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olicitação_20_GSP_20_-_20_Retrato" style:display-name="PageStyle_Solicitação GSP - Retrato" style:page-layout-name="Mpm3">
      <style:header style:display="false"/>
      <style:header-left style:display="false"/>
      <style:footer/>
      <style:footer-left style:display="false">
        <style:region-right>
          <text:p><text:span text:style-name="MT1">Regulamentação/TISS/Guias/Guias - IN21/</text:span><text:span text:style-name="MT1"><text:file-name text:display="name-and-extension">???</text:file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ina Maria Ferro de Oliveira</meta:initial-creator>
    <meta:creation-date>2012-04-17T18:22:52.11</meta:creation-date>
    <meta:generator>LibreOffice/3.4$Win32 LibreOffice_project/340m1$Build-502</meta:generator>
    <meta:editing-duration>PT48M33S</meta:editing-duration>
    <meta:editing-cycles>14</meta:editing-cycles>
    <dc:date>2013-10-21T17:46:31.43</dc:date>
    <meta:printed-by>Celina Maria Ferro de Oliveira</meta:printed-by>
    <meta:print-date>2012-08-13T09:32:56.27</meta:print-date>
    <meta:document-statistic meta:table-count="1" meta:cell-count="0" meta:object-count="34"/>
  </office:meta>
</office:document-meta>
</file>